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189000001F04DAF5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justify"/>
    </style:style>
    <style:style style:name="P3" style:family="paragraph">
      <style:text-properties fo:font-size="26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Status Update</presentation:footer-decl>
      <presentation:date-time-decl presentation:name="dtd1" presentation:source="fixed">2012-10-25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Status Update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BPTX te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Two attempt to test L1TBPTX module were made at P5 to test L1TBPTX module last week</text:span></text:p>
                <text:list>
                  <text:list-item>
                    <text:p text:style-name="P2"><text:span text:style-name="T5">Test done between RAMP and ADJUST</text:span></text:p>
                  </text:list-item>
                  <text:list-item>
                    <text:p text:style-name="P2"><text:span text:style-name="T5">Test consisted on disabling ENABLE_TT_LVDS_X (x=0,1,4) at PSB_SLOT_9</text:span></text:p>
                  </text:list-item>
                  <text:list-item>
                    <text:p text:style-name="P2"><text:span text:style-name="T5">Expected BPTX trigger to be disabled which the new tools should see.</text:span></text:p>
                  </text:list-item>
                </text:list>
              </text:list-item>
              <text:list-item>
                <text:p text:style-name="P2"><text:span text:style-name="T5">What actually happen:</text:span></text:p>
                <text:list>
                  <text:list-item>
                    <text:p text:style-name="P2"><text:span text:style-name="T5">GT ouput rates went to 600hz (just the randoms)</text:span></text:p>
                  </text:list-item>
                  <text:list-item>
                    <text:p text:style-name="P2"><text:span text:style-name="T5">L1 BPTX AND and preBPTX veto trigger rate did not change and single BPTX triggers actually increased rate. (seen from WbM)</text:span></text:p>
                  </text:list-item>
                  <text:list-item>
                    <text:p text:style-name="P2"><text:span text:style-name="T5">Since trigger where still present L1TBPTX did not see any problem, and also almost no events actually go to DQM (only randoms firing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L1TRCT probl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L1TRCT code had a issue for several months.</text:span></text:p>
                <text:list>
                  <text:list-item>
                    <text:p><text:span text:style-name="T7"><text:s/></text:span><text:span text:style-name="T7">The emulator code would pick up the the wrong FED for the first run after a change to the included FED list.</text:span></text:p>
                  </text:list-item>
                </text:list>
              </text:list-item>
              <text:list-item>
                <text:p><text:span text:style-name="T6">I got together experts from DAQ and DD to figure out the problem.</text:span></text:p>
                <text:list>
                  <text:list-item>
                    <text:p><text:span text:style-name="T7">A bug was identified which causes this problem.</text:span></text:p>
                  </text:list-item>
                  <text:list-item>
                    <text:p><text:span text:style-name="T7">Suggestions where made to how to correct this problem and to improve the code to.</text:span></text:p>
                  </text:list-item>
                  <text:list-item>
                    <text:p><text:span text:style-name="T7">Alexander Savin is now working making the fix for this.</text:span></text:p>
                  </text:list-item>
                </text:list>
              </text:list-item>
              <text:list-item>
                <text:p><text:span text:style-name="T6">More details at: https://savannah.cern.ch/bugs/?98366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equest for storage space at P5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request was made to mount 500Gb for DQM testing at P5 machine dqm-c2d07-18.cms</text:p>
                <text:list>
                  <text:list-item>
                    <text:p>This is an official Central DQM maintained machine for development purposes </text:p>
                  </text:list-item>
                  <text:list-item>
                    <text:p>This will allow having some local files for testing in the online environment before playback testing.</text:p>
                  </text:list-item>
                  <text:list-item>
                    <text:p>The current online code differs from the current release by a significant amount of tags so each install occupies a large amount of space</text:p>
                    <text:list>
                      <text:list-item>
                        <text:p>This area can be use for that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 DQM render pluggi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w render plugin responsible for the “L1T Summary Map” was deployed </text:p>
                <text:list>
                  <text:list-item>
                    <text:p>Deployed on Wednesday</text:p>
                  </text:list-item>
                  <text:list-item>
                    <text:p>Code render changes to L1T Summary map introduced by Vasile some months ago.</text:p>
                  </text:list-item>
                  <text:list-item>
                    <text:p>Quality tests now need to be tunned for this information to be valid</text:p>
                    <text:list>
                      <text:list-item>
                        <text:p>Subsystem collaboration will be needed here.</text:p>
                      </text:list-item>
                    </text:list>
                  </text:list-item>
                  <text:list-item>
                    <text:p>Shifter instructions need to be updated according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 CMSSW tags l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urrent L1T code was successfully ported to CMSSW_6_1_X</text:span></text:p>
                <text:list>
                  <text:list-item>
                    <text:p><text:span text:style-name="T7">Code was queue for release CMSSW_6_1_0_pre5 or CMSSW_6_1_0_pre6</text:span></text:p>
                    <text:list>
                      <text:list-item>
                        <text:p><text:span text:style-name="T8">Timescale of deployment to officially release 1-2 weeks</text:span></text:p>
                      </text:list-item>
                    </text:list>
                  </text:list-item>
                  <text:list-item>
                    <text:p><text:span text:style-name="T7">This likely will be the release used for the full data RERECO during 2013.</text:span></text:p>
                  </text:list-item>
                </text:list>
              </text:list-item>
              <text:list-item>
                <text:p><text:span text:style-name="T6"><text:s/></text:span><text:span text:style-name="T6">All new online code ported to offline where possible</text:span></text:p>
                <text:list>
                  <text:list-item>
                    <text:p><text:span text:style-name="T7">Included recent changes to L1TRPC and L1TLTC modul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 CMSSW tags l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gs queue for deployment</text:p>
                <text:list>
                  <text:list-item>
                    <text:p>DQM/L1TMonitor V06-02-20</text:p>
                  </text:list-item>
                  <text:list-item>
                    <text:p>DQM/L1TMonitorClient <text:s/>V07-00-03</text:p>
                  </text:list-item>
                  <text:list-item>
                    <text:p>DQMOffline/L1Trigger V00-00-08</text:p>
                  </text:list-item>
                </text:list>
              </text:list-item>
              <text:list-item>
                <text:p>New code modules development underway to included on pre6/pre7</text:p>
                <text:list>
                  <text:list-item>
                    <text:p>Rates, Synchronization, Efficiency and Turn on Curves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To Do List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mprove Layouts</text:p>
                <text:list>
                  <text:list-item>
                    <text:p>Shift layout will be updated today/tomorrow</text:p>
                  </text:list-item>
                  <text:list-item>
                    <text:p>Others will follow</text:p>
                  </text:list-item>
                </text:list>
              </text:list-item>
              <text:list-item>
                <text:p>Fix some bugs on the online code</text:p>
              </text:list-item>
              <text:list-item>
                <text:p>Port and develop more tools for offline DQM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57M37S</meta:editing-duration>
    <meta:editing-cycles>89</meta:editing-cycles>
    <dc:date>2012-10-25T13:57:54</dc:date>
    <meta:generator>LibreOffice/3.5$Linux_X86_64 LibreOffice_project/350m1$Build-2</meta:generator>
    <meta:document-statistic meta:object-count="53"/>
  </office:meta>
</office:document-meta>
</file>